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5">
      <style:text-properties fo:font-weight="normal" style:font-weight-asian="normal" style:font-weight-complex="normal"/>
    </style:style>
    <style:style style:name="P12" style:family="paragraph" style:parent-style-name="Standard" style:list-style-name="L6">
      <style:text-properties fo:font-weight="normal" style:font-weight-asian="normal" style:font-weight-complex="normal"/>
    </style:style>
    <style:style style:name="P13" style:family="paragraph" style:parent-style-name="Standard" style:list-style-name="L7">
      <style:text-properties fo:font-size="12pt" fo:font-weight="normal" style:font-size-asian="12pt" style:font-weight-asian="normal" style:font-size-complex="12pt" style:font-weight-complex="normal"/>
    </style:style>
    <style:style style:name="P14" style:family="paragraph" style:parent-style-name="Standard" style:list-style-name="L8">
      <style:text-properties fo:font-size="12pt" fo:font-weight="normal" style:font-size-asian="12pt" style:font-weight-asian="normal" style:font-size-complex="12pt" style:font-weight-complex="normal"/>
    </style:style>
    <style:style style:name="P15" style:family="paragraph" style:parent-style-name="Standard" style:list-style-name="L9">
      <style:text-properties fo:font-size="12pt" fo:font-weight="normal" style:font-size-asian="12pt" style:font-weight-asian="normal" style:font-size-complex="12pt" style:font-weight-complex="normal"/>
    </style:style>
    <style:style style:name="P16" style:family="paragraph" style:parent-style-name="Standard" style:list-style-name="L10">
      <style:text-properties fo:font-size="12pt" fo:font-weight="normal" style:font-size-asian="12pt" style:font-weight-asian="normal" style:font-size-complex="12pt" style:font-weight-complex="normal"/>
    </style:style>
    <style:style style:name="P17" style:family="paragraph" style:parent-style-name="Standard" style:list-style-name="L11">
      <style:text-properties fo:font-size="12pt" fo:font-weight="normal" style:font-size-asian="12pt" style:font-weight-asian="normal" style:font-size-complex="12pt" style:font-weight-complex="normal"/>
    </style:style>
    <style:style style:name="P18" style:family="paragraph" style:parent-style-name="Standard" style:list-style-name="L12">
      <style:text-properties fo:font-size="12pt" fo:font-weight="normal" style:font-size-asian="12pt" style:font-weight-asian="normal" style:font-size-complex="12pt" style:font-weight-complex="normal"/>
    </style:style>
    <style:style style:name="P19" style:family="paragraph" style:parent-style-name="Standard" style:list-style-name="L13">
      <style:text-properties fo:font-size="12pt" fo:font-weight="normal" style:font-size-asian="12pt" style:font-weight-asian="normal" style:font-size-complex="12pt" style:font-weight-complex="normal"/>
    </style:style>
    <style:style style:name="P20" style:family="paragraph" style:parent-style-name="Standard" style:list-style-name="L14">
      <style:text-properties fo:font-size="12pt" fo:font-weight="normal" style:font-size-asian="12pt" style:font-weight-asian="normal" style:font-size-complex="12pt" style:font-weight-complex="normal"/>
    </style:style>
    <style:style style:name="P21" style:family="paragraph" style:parent-style-name="Standard" style:list-style-name="L15">
      <style:text-properties fo:font-size="12pt" fo:font-weight="normal" style:font-size-asian="12pt" style:font-weight-asian="normal" style:font-size-complex="12pt" style:font-weight-complex="normal"/>
    </style:style>
    <style:style style:name="P22" style:family="paragraph" style:parent-style-name="Standard" style:list-style-name="L16">
      <style:text-properties fo:font-size="12pt" fo:font-weight="normal" style:font-size-asian="12pt" style:font-weight-asian="normal" style:font-size-complex="12pt" style:font-weight-complex="normal"/>
    </style:style>
    <style:style style:name="P23" style:family="paragraph" style:parent-style-name="Standard" style:list-style-name="L17">
      <style:text-properties fo:font-size="12pt" fo:font-weight="normal" style:font-size-asian="12pt" style:font-weight-asian="normal" style:font-size-complex="12pt" style:font-weight-complex="normal"/>
    </style:style>
    <style:style style:name="P24" style:family="paragraph" style:parent-style-name="Standard" style:list-style-name="L18">
      <style:text-properties fo:font-size="12pt" fo:font-weight="normal" style:font-size-asian="12pt" style:font-weight-asian="normal" style:font-size-complex="12pt" style:font-weight-complex="normal"/>
    </style:style>
    <style:style style:name="P25" style:family="paragraph" style:parent-style-name="Standard" style:list-style-name="L19">
      <style:text-properties fo:font-size="12pt" fo:font-weight="normal" style:font-size-asian="12pt" style:font-weight-asian="normal" style:font-size-complex="12pt" style:font-weight-complex="normal"/>
    </style:style>
    <style:style style:name="P26" style:family="paragraph" style:parent-style-name="Standard" style:list-style-name="L20">
      <style:text-properties fo:font-size="12pt" fo:font-weight="normal" style:font-size-asian="12pt" style:font-weight-asian="normal" style:font-size-complex="12pt" style:font-weight-complex="normal"/>
    </style:style>
    <style:style style:name="P27" style:family="paragraph" style:parent-style-name="Standard" style:list-style-name="L21">
      <style:text-properties fo:font-size="12pt" fo:font-weight="normal" style:font-size-asian="12pt" style:font-weight-asian="normal" style:font-size-complex="12pt" style:font-weight-complex="normal"/>
    </style:style>
    <style:style style:name="P28" style:family="paragraph" style:parent-style-name="Standard" style:list-style-name="L22">
      <style:text-properties fo:font-size="12pt" fo:font-weight="normal" style:font-size-asian="12pt" style:font-weight-asian="normal" style:font-size-complex="12pt" style:font-weight-complex="normal"/>
    </style:style>
    <style:style style:name="P29" style:family="paragraph" style:parent-style-name="Standard" style:list-style-name="L23">
      <style:text-properties fo:font-size="12pt" fo:font-weight="normal" style:font-size-asian="12pt" style:font-weight-asian="normal" style:font-size-complex="12pt" style:font-weight-complex="normal"/>
    </style:style>
    <style:style style:name="P30" style:family="paragraph" style:parent-style-name="Standard" style:list-style-name="L24">
      <style:text-properties fo:font-size="12pt" fo:font-weight="normal" style:font-size-asian="12pt" style:font-weight-asian="normal" style:font-size-complex="12pt" style:font-weight-complex="normal"/>
    </style:style>
    <style:style style:name="P31" style:family="paragraph" style:parent-style-name="Standard" style:list-style-name="L25">
      <style:text-properties fo:font-size="12pt" fo:font-weight="normal" style:font-size-asian="12pt" style:font-weight-asian="normal" style:font-size-complex="12pt" style:font-weight-complex="normal"/>
    </style:style>
    <style:style style:name="P32" style:family="paragraph" style:parent-style-name="Standard" style:list-style-name="L26">
      <style:text-properties fo:font-size="12pt" fo:font-weight="normal" style:font-size-asian="12pt" style:font-weight-asian="normal" style:font-size-complex="12pt" style:font-weight-complex="normal"/>
    </style:style>
    <style:style style:name="P33" style:family="paragraph" style:parent-style-name="Standard" style:list-style-name="L27">
      <style:text-properties fo:font-size="12pt" fo:font-weight="normal" style:font-size-asian="12pt" style:font-weight-asian="normal" style:font-size-complex="12pt" style:font-weight-complex="normal"/>
    </style:style>
    <style:style style:name="P34" style:family="paragraph" style:parent-style-name="Standard" style:list-style-name="L28">
      <style:text-properties fo:font-size="12pt" fo:font-weight="normal" style:font-size-asian="12pt" style:font-weight-asian="normal" style:font-size-complex="12pt" style:font-weight-complex="normal"/>
    </style:style>
    <style:style style:name="P35" style:family="paragraph" style:parent-style-name="Standard" style:list-style-name="L29">
      <style:text-properties fo:font-size="12pt" fo:font-weight="normal" style:font-size-asian="12pt" style:font-weight-asian="normal" style:font-size-complex="12pt" style:font-weight-complex="normal"/>
    </style:style>
    <style:style style:name="P36" style:family="paragraph" style:parent-style-name="Standard" style:list-style-name="L30">
      <style:text-properties fo:font-size="12pt" fo:font-weight="normal" style:font-size-asian="12pt" style:font-weight-asian="normal" style:font-size-complex="12pt" style:font-weight-complex="normal"/>
    </style:style>
    <style:style style:name="P37" style:family="paragraph" style:parent-style-name="Standard" style:list-style-name="L31">
      <style:text-properties fo:font-size="12pt" fo:font-weight="normal" style:font-size-asian="12pt" style:font-weight-asian="normal" style:font-size-complex="12pt" style:font-weight-complex="normal"/>
    </style:style>
    <style:style style:name="P38" style:family="paragraph" style:parent-style-name="Standard" style:list-style-name="L32">
      <style:text-properties fo:font-size="12pt" fo:font-weight="normal" style:font-size-asian="12pt" style:font-weight-asian="normal" style:font-size-complex="12pt" style:font-weight-complex="normal"/>
    </style:style>
    <style:style style:name="P39" style:family="paragraph" style:parent-style-name="Standard" style:list-style-name="L33">
      <style:text-properties fo:font-size="12pt" fo:font-weight="normal" style:font-size-asian="12pt" style:font-weight-asian="normal" style:font-size-complex="12pt" style:font-weight-complex="normal"/>
    </style:style>
    <style:style style:name="P40" style:family="paragraph" style:parent-style-name="Standard" style:list-style-name="L34">
      <style:text-properties fo:font-size="12pt" fo:font-weight="normal" style:font-size-asian="12pt" style:font-weight-asian="normal" style:font-size-complex="12pt" style:font-weight-complex="normal"/>
    </style:style>
    <style:style style:name="P41" style:family="paragraph" style:parent-style-name="Standard" style:list-style-name="L35">
      <style:text-properties fo:font-size="12pt" fo:font-weight="normal" style:font-size-asian="12pt" style:font-weight-asian="normal" style:font-size-complex="12pt" style:font-weight-complex="normal"/>
    </style:style>
    <style:style style:name="P42" style:family="paragraph" style:parent-style-name="Standard" style:list-style-name="L36">
      <style:text-properties fo:font-size="12pt" fo:font-weight="normal" style:font-size-asian="12pt" style:font-weight-asian="normal" style:font-size-complex="12pt" style:font-weight-complex="normal"/>
    </style:style>
    <style:style style:name="P43" style:family="paragraph" style:parent-style-name="Standard" style:list-style-name="L37">
      <style:text-properties fo:font-size="12pt" fo:font-weight="normal" style:font-size-asian="12pt" style:font-weight-asian="normal" style:font-size-complex="12pt" style:font-weight-complex="normal"/>
    </style:style>
    <style:style style:name="P44" style:family="paragraph" style:parent-style-name="Standard" style:list-style-name="L38">
      <style:text-properties fo:font-size="12pt" fo:font-weight="normal" style:font-size-asian="12pt" style:font-weight-asian="normal" style:font-size-complex="12pt" style:font-weight-complex="normal"/>
    </style:style>
    <style:style style:name="P45" style:family="paragraph" style:parent-style-name="Standard" style:list-style-name="L39">
      <style:text-properties fo:font-size="12pt" fo:font-weight="normal" style:font-size-asian="12pt" style:font-weight-asian="normal" style:font-size-complex="12pt" style:font-weight-complex="normal"/>
    </style:style>
    <style:style style:name="P46" style:family="paragraph" style:parent-style-name="Standard" style:list-style-name="L40">
      <style:text-properties fo:font-size="12pt" fo:font-weight="normal" style:font-size-asian="12pt" style:font-weight-asian="normal" style:font-size-complex="12pt" style:font-weight-complex="normal"/>
    </style:style>
    <style:style style:name="P47" style:family="paragraph" style:parent-style-name="Standard" style:list-style-name="L41">
      <style:text-properties fo:font-size="12pt" fo:font-weight="normal" style:font-size-asian="12pt" style:font-weight-asian="normal" style:font-size-complex="12pt" style:font-weight-complex="normal"/>
    </style:style>
    <style:style style:name="P48" style:family="paragraph" style:parent-style-name="Standard" style:list-style-name="L42">
      <style:text-properties fo:font-size="12pt" fo:font-weight="normal" style:font-size-asian="12pt" style:font-weight-asian="normal" style:font-size-complex="12pt" style:font-weight-complex="normal"/>
    </style:style>
    <style:style style:name="P49" style:family="paragraph" style:parent-style-name="Standard" style:list-style-name="L43">
      <style:text-properties fo:font-size="12pt" fo:font-weight="normal" style:font-size-asian="12pt" style:font-weight-asian="normal" style:font-size-complex="12pt" style:font-weight-complex="normal"/>
    </style:style>
    <style:style style:name="P50" style:family="paragraph" style:parent-style-name="Standard" style:list-style-name="L44">
      <style:text-properties fo:font-size="12pt" fo:font-weight="normal" style:font-size-asian="12pt" style:font-weight-asian="normal" style:font-size-complex="12pt" style:font-weight-complex="normal"/>
    </style:style>
    <style:style style:name="P51" style:family="paragraph" style:parent-style-name="Standard" style:list-style-name="L45">
      <style:text-properties fo:font-size="12pt" fo:font-weight="normal" style:font-size-asian="12pt" style:font-weight-asian="normal" style:font-size-complex="12pt" style:font-weight-complex="normal"/>
    </style:style>
    <style:style style:name="P52" style:family="paragraph" style:parent-style-name="Standard" style:list-style-name="L46">
      <style:text-properties fo:font-size="12pt" fo:font-weight="normal" style:font-size-asian="12pt" style:font-weight-asian="normal" style:font-size-complex="12pt" style:font-weight-complex="normal"/>
    </style:style>
    <style:style style:name="P53" style:family="paragraph" style:parent-style-name="Standard" style:list-style-name="L47">
      <style:text-properties fo:font-size="12pt" fo:font-weight="normal" style:font-size-asian="12pt" style:font-weight-asian="normal" style:font-size-complex="12pt" style:font-weight-complex="normal"/>
    </style:style>
    <style:style style:name="P54" style:family="paragraph" style:parent-style-name="Standard" style:list-style-name="L48">
      <style:text-properties fo:font-size="12pt" fo:font-weight="normal" style:font-size-asian="12pt" style:font-weight-asian="normal" style:font-size-complex="12pt" style:font-weight-complex="normal"/>
    </style:style>
    <style:style style:name="P55" style:family="paragraph" style:parent-style-name="Standard" style:list-style-name="L49">
      <style:text-properties fo:font-size="12pt" fo:font-weight="normal" style:font-size-asian="12pt" style:font-weight-asian="normal" style:font-size-complex="12pt" style:font-weight-complex="normal"/>
    </style:style>
    <style:style style:name="P56" style:family="paragraph" style:parent-style-name="Standard" style:list-style-name="L50">
      <style:text-properties fo:font-size="12pt" fo:font-weight="normal" style:font-size-asian="12pt" style:font-weight-asian="normal" style:font-size-complex="12pt" style:font-weight-complex="normal"/>
    </style:style>
    <style:style style:name="P57" style:family="paragraph" style:parent-style-name="Standard" style:list-style-name="L51">
      <style:text-properties fo:font-size="12pt" fo:font-weight="normal" style:font-size-asian="12pt" style:font-weight-asian="normal" style:font-size-complex="12pt" style:font-weight-complex="normal"/>
    </style:style>
    <style:style style:name="P58" style:family="paragraph" style:parent-style-name="Standard" style:list-style-name="L52">
      <style:text-properties fo:font-size="12pt" fo:font-weight="normal" style:font-size-asian="12pt" style:font-weight-asian="normal" style:font-size-complex="12pt" style:font-weight-complex="normal"/>
    </style:style>
    <style:style style:name="P59" style:family="paragraph" style:parent-style-name="Standard" style:list-style-name="L53">
      <style:text-properties fo:font-size="12pt" fo:font-weight="normal" style:font-size-asian="12pt" style:font-weight-asian="normal" style:font-size-complex="12pt" style:font-weight-complex="normal"/>
    </style:style>
    <style:style style:name="P60" style:family="paragraph" style:parent-style-name="Standard" style:list-style-name="L54">
      <style:text-properties fo:font-size="12pt" fo:font-weight="normal" style:font-size-asian="12pt" style:font-weight-asian="normal" style:font-size-complex="12pt" style:font-weight-complex="normal"/>
    </style:style>
    <style:style style:name="P61" style:family="paragraph" style:parent-style-name="Standard" style:list-style-name="L55">
      <style:text-properties fo:font-size="12pt" fo:font-weight="normal" style:font-size-asian="12pt" style:font-weight-asian="normal" style:font-size-complex="12pt" style:font-weight-complex="normal"/>
    </style:style>
    <style:style style:name="P62" style:family="paragraph" style:parent-style-name="Standard" style:list-style-name="L56">
      <style:text-properties fo:font-size="12pt" fo:font-weight="normal" style:font-size-asian="12pt" style:font-weight-asian="normal" style:font-size-complex="12pt" style:font-weight-complex="normal"/>
    </style:style>
    <style:style style:name="P63" style:family="paragraph" style:parent-style-name="Standard" style:list-style-name="L57">
      <style:text-properties fo:font-size="12pt" fo:font-weight="normal" style:font-size-asian="12pt" style:font-weight-asian="normal" style:font-size-complex="12pt" style:font-weight-complex="normal"/>
    </style:style>
    <style:style style:name="P64" style:family="paragraph" style:parent-style-name="Standard" style:list-style-name="L58">
      <style:text-properties fo:font-size="12pt" fo:font-weight="normal" style:font-size-asian="12pt" style:font-weight-asian="normal" style:font-size-complex="12pt" style:font-weight-complex="normal"/>
    </style:style>
    <style:style style:name="P65" style:family="paragraph" style:parent-style-name="Standard" style:list-style-name="L59">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per Prototype -- Version 1</text:p>
      <text:p text:style-name="P1"/>
      <text:p text:style-name="P1">Farmland</text:p>
      <text:list xml:id="list8111163141550836436" text:style-name="L1">
        <text:list-item>
          <text:p text:style-name="P7">Produces 1 Food (green) per turn.</text:p>
        </text:list-item>
        <text:list-item>
          <text:p text:style-name="P7">Consumes 1 Industrial goods (Yellow) and 1 Service goods (blue) per turn.</text:p>
        </text:list-item>
        <text:list-item>
          <text:p text:style-name="P7">Requires 5 industrial goods and 5 service goods to advance to village.</text:p>
        </text:list-item>
      </text:list>
      <text:p text:style-name="P1"/>
      <text:p text:style-name="P1"/>
      <text:p text:style-name="P1">Village</text:p>
      <text:list xml:id="list8199639104909168181" text:style-name="L2">
        <text:list-item>
          <text:p text:style-name="P8">Produces 1 Industrial goods per turn;</text:p>
        </text:list-item>
        <text:list-item>
          <text:p text:style-name="P8">Consumes 1 food per turn.</text:p>
        </text:list-item>
        <text:list-item>
          <text:p text:style-name="P8">Requires 5 food to advance to city.</text:p>
        </text:list-item>
      </text:list>
      <text:p text:style-name="P1"/>
      <text:p text:style-name="P1">City</text:p>
      <text:list xml:id="list4026666387201883140" text:style-name="L3">
        <text:list-item>
          <text:p text:style-name="P9">Produces 2 Service goods per turn.</text:p>
        </text:list-item>
        <text:list-item>
          <text:p text:style-name="P9">Consumes 2 food and 1 industrial goods per turn.</text:p>
        </text:list-item>
      </text:list>
      <text:p text:style-name="P2"/>
      <text:p text:style-name="P1">Depots</text:p>
      <text:list xml:id="list5508761890052012737" text:style-name="L4">
        <text:list-item>
          <text:p text:style-name="P10">Takes whatever surplus resources are available.</text:p>
        </text:list-item>
        <text:list-item>
          <text:p text:style-name="P10">Can deliver those resources, up to 5 at a time across all resource types, to any neighbor that needs them.</text:p>
        </text:list-item>
        <text:list-item>
          <text:p text:style-name="P10">Can store up to 10 of a given resource, after distribution.</text:p>
        </text:list-item>
      </text:list>
      <text:p text:style-name="P2"/>
      <text:p text:style-name="P2"/>
      <text:p text:style-name="P2">If a society spends 3 turns without consuming any of its desired goods, it descends the complexity ladder.</text:p>
      <text:p text:style-name="P2"/>
      <text:p text:style-name="P2">Goods transfer between connected regions instantly.</text:p>
      <text:p text:style-name="P2"/>
      <text:p text:style-name="P2">No resource depots.</text:p>
      <text:p text:style-name="P2"/>
      <text:p text:style-name="P2">Producers do not stockpile surplus.</text:p>
      <text:p text:style-name="P2"/>
      <text:p text:style-name="P2">Tubes are free and represented by white chips.</text:p>
      <text:p text:style-name="P2"/>
      <text:p text:style-name="P2">Production happens, then consumption.</text:p>
      <text:p text:style-name="P2"/>
      <text:p text:style-name="P2">Players decide where resources go when there are multiple options.</text:p>
      <text:p text:style-name="P2"/>
      <text:p text:style-name="P1">Observations</text:p>
      <text:p text:style-name="P1"/>
      <text:list xml:id="list1052000007404714374" text:style-name="L5">
        <text:list-item>
          <text:p text:style-name="P11">A single village can advance to a city, but cannot stay there.</text:p>
        </text:list-item>
        <text:list-item>
          <text:p text:style-name="P11">It seems that you need to set up very delicate arrangements to reach equilibrium without depots.</text:p>
        </text:list-item>
        <text:list-item>
          <text:p text:style-name="P11">Proper transportation logic seems fairly complex. Best, I think, to place it in the player's hands where various products end up.</text:p>
        </text:list-item>
        <text:list-item>
          <text:p text:style-name="P11">Adding resource depots and giving players control over where the resources end up quickly allowed the creation of engines (I created a stable service goods engine with 4 farms, 2 villages, <text:soft-page-break/>and a strategically placed depot.</text:p>
        </text:list-item>
        <text:list-item>
          <text:p text:style-name="P11">There seems to be a tendency to underestimate the number of villages required to upgrade farmland. Because of this, I've a suspicion that farmland is relatively difficult to improve, which may or may not be desirable behaviour.</text:p>
        </text:list-item>
        <text:list-item>
          <text:p text:style-name="P11">Having slow supply lines (things that trickle resources in) leads to drastically slower development than quick supply lines that rush resources in.</text:p>
        </text:list-item>
        <text:list-item>
          <text:p text:style-name="P11">The limiting factor for this configuration is, by far, food. Requiring 3 farms and a village to maintain a single city makes having cities an expensive endeavor.</text:p>
          <text:list>
            <text:list-item>
              <text:p text:style-name="P11">Because of this, translating farms to villages doesn't feel like a particularly good thing to do.</text:p>
            </text:list-item>
          </text:list>
        </text:list-item>
        <text:list-item>
          <text:p text:style-name="P11">In the current configuration, if going for development, the most straightforward equilibria seem to result in an endless stockpiling of industrial and/or service goods.</text:p>
        </text:list-item>
      </text:list>
      <text:p text:style-name="P2"/>
      <text:p text:style-name="P1">Questions</text:p>
      <text:p text:style-name="P1"/>
      <text:list xml:id="list4233758945678861919" text:style-name="L6">
        <text:list-item>
          <text:p text:style-name="P12">When a resource can go to multiple places, where is it sent? Is that deterministic? Random? Round-robin? Always the same place?</text:p>
          <text:list>
            <text:list-item>
              <text:p text:style-name="P12">Will assume always the same place for current simulation.</text:p>
            </text:list-item>
          </text:list>
        </text:list-item>
        <text:list-item>
          <text:p text:style-name="P12">Do things advance as soon as the stockpile hits the desired number, or once it has the desired number after consumption?</text:p>
          <text:list>
            <text:list-item>
              <text:p text:style-name="P12">Will arbitrate the latter for now.</text:p>
            </text:list-item>
          </text:list>
        </text:list-item>
      </text:list>
      <text:p text:style-name="P6">Version 2</text:p>
      <text:p text:style-name="P3"/>
      <text:p text:style-name="P4">Same as above, except...</text:p>
      <text:p text:style-name="P3"/>
      <text:p text:style-name="P5">Farmlands</text:p>
      <text:list xml:id="list7291449472208905632" text:style-name="L7">
        <text:list-item>
          <text:p text:style-name="P13">Requires 5 service goods to upgrade to a village.</text:p>
        </text:list-item>
      </text:list>
      <text:p text:style-name="P4"/>
      <text:p text:style-name="P5">City</text:p>
      <text:list xml:id="list5167313669331491946" text:style-name="L8">
        <text:list-item>
          <text:p text:style-name="P14">Produces 1 service goods instead of 2.</text:p>
        </text:list-item>
      </text:list>
      <text:p text:style-name="P4"/>
      <text:p text:style-name="P5">Empty Land</text:p>
      <text:list xml:id="list4003579461519735210" text:style-name="L9">
        <text:list-item>
          <text:p text:style-name="P15">Can be developed into a Depot with 5 industrial goods.</text:p>
        </text:list-item>
        <text:list-item>
          <text:p text:style-name="P15">Can be developed into a Farmlands with 10 industrial goods and 10 services goods.</text:p>
        </text:list-item>
      </text:list>
      <text:p text:style-name="P4"/>
      <text:p text:style-name="P4"/>
      <text:p text:style-name="P5">Observations</text:p>
      <text:list xml:id="list2451019095608047484" text:style-name="L10">
        <text:list-item>
          <text:p text:style-name="P16">Industrial goods seem to be the limiting factor of this build.</text:p>
        </text:list-item>
        <text:list-item>
          <text:p text:style-name="P16">Expensive farm conversion to village makes it difficult to upgrade with low number of villages, likely because building 1 village requires the maintenance of two.</text:p>
        </text:list-item>
        <text:list-item>
          <text:p text:style-name="P16">Two villages and three farms cannot bootstrap into growth with the current model. In fact, a stable equilibrium of this nature cannot induce growth without surplus food.</text:p>
        </text:list-item>
        <text:list-item>
          <text:p text:style-name="P16">Two villages and four farms has a difficult time creating any amount of growth, but can do so by fiddling around with stockpiles and running a deficit for a time (so long as the depot's capacity is sufficient).</text:p>
        </text:list-item>
        <text:list-item>
          <text:p text:style-name="P16">Two villages five farms can easily get itself locked into the same sort of growthless equilibrium that 2/4 can.</text:p>
        </text:list-item>
      </text:list>
      <text:p text:style-name="P6">Version 3</text:p>
      <text:p text:style-name="P3"/>
      <text:p text:style-name="P5">Farmland</text:p>
      <text:list xml:id="list7547984609287027150" text:style-name="L11">
        <text:list-item>
          <text:p text:style-name="P17">Produces 2 food per turn.</text:p>
        </text:list-item>
        <text:list-item>
          <text:p text:style-name="P17">Consumes 1 industrial goods per turn.</text:p>
        </text:list-item>
        <text:list-item>
          <text:p text:style-name="P17">Requires 5 industrial goods to advance to a village.</text:p>
        </text:list-item>
      </text:list>
      <text:p text:style-name="P5"/>
      <text:p text:style-name="P5">Village</text:p>
      <text:list xml:id="list4377274108007577768" text:style-name="L12">
        <text:list-item>
          <text:p text:style-name="P18">Produces 1 industrial goods per turn.</text:p>
        </text:list-item>
        <text:list-item>
          <text:p text:style-name="P18">Consumes 1 food per turn.</text:p>
        </text:list-item>
        <text:list-item>
          <text:p text:style-name="P18">Requires 5 food to upgrade to a town.</text:p>
        </text:list-item>
      </text:list>
      <text:p text:style-name="P5"/>
      <text:p text:style-name="P5">Town</text:p>
      <text:list xml:id="list2998078566791180354" text:style-name="L13">
        <text:list-item>
          <text:p text:style-name="P19">Produces 2 industrial goods per turn.</text:p>
        </text:list-item>
        <text:list-item>
          <text:p text:style-name="P19">Consumes 2 food per turn.</text:p>
        </text:list-item>
        <text:list-item>
          <text:p text:style-name="P19">Requires 10 food to upgrade to a city.</text:p>
        </text:list-item>
      </text:list>
      <text:p text:style-name="P5"/>
      <text:p text:style-name="P5">City</text:p>
      <text:list xml:id="list1988440095499115831" text:style-name="L14">
        <text:list-item>
          <text:p text:style-name="P20">Produces 2 service goods per turn.</text:p>
        </text:list-item>
        <text:list-item>
          <text:p text:style-name="P20">Consumes 2 food and 1 industrial goods per turn.</text:p>
        </text:list-item>
      </text:list>
      <text:p text:style-name="P5"/>
      <text:p text:style-name="P5">Depots</text:p>
      <text:list xml:id="list3081723068342949808" text:style-name="L15">
        <text:list-item>
          <text:p text:style-name="P21">Can accept any number of resources.</text:p>
        </text:list-item>
        <text:list-item>
          <text:p text:style-name="P21">Can store up to 10 of each type of resource, calculated after distribution.</text:p>
        </text:list-item>
        <text:list-item>
          <text:p text:style-name="P21">Can up to five desired resources to each neighbor per turn.</text:p>
        </text:list-item>
      </text:list>
      <text:p text:style-name="P5"/>
      <text:p text:style-name="P5">Empty Land</text:p>
      <text:list xml:id="list28253189" text:continue-list="list4003579461519735210" text:style-name="L9">
        <text:list-item>
          <text:p text:style-name="P15">Can be developed into a Depot with 5 industrial goods.</text:p>
        </text:list-item>
        <text:list-item>
          <text:p text:style-name="P15">Can be developed into a Farmlands with 10 industrial goods.</text:p>
        </text:list-item>
      </text:list>
      <text:p text:style-name="P5"/>
      <text:p text:style-name="P2">If a society spends 3 turns without consuming any of its desired goods, it descends the complexity ladder.</text:p>
      <text:p text:style-name="P2"/>
      <text:p text:style-name="P2">Goods transfer between connected, neighboring nodes instantly.</text:p>
      <text:p text:style-name="P2"/>
      <text:p text:style-name="P2">Producers do not stockpile surplus.</text:p>
      <text:p text:style-name="P2"/>
      <text:p text:style-name="P2">Tubes are free and represented by white chips.</text:p>
      <text:p text:style-name="P2"/>
      <text:p text:style-name="P2">Production happens, then consumption.</text:p>
      <text:p text:style-name="P2"/>
      <text:p text:style-name="P4">Players decide where resources go when there are multiple options.</text:p>
      <text:p text:style-name="P4"/>
      <text:p text:style-name="P5">Observations</text:p>
      <text:list xml:id="list2769798912668165692" text:style-name="L16">
        <text:list-item>
          <text:p text:style-name="P22">There is no reason for service goods.</text:p>
        </text:list-item>
        <text:list-item>
          <text:p text:style-name="P22">Expansion is fast and easy.</text:p>
        </text:list-item>
        <text:list-item>
          <text:p text:style-name="P22">Supply depots quickly exceed their capacity and their capacities for evacuating resources.</text:p>
        </text:list-item>
      </text:list>
      <text:p text:style-name="P6">Version 4</text:p>
      <text:p text:style-name="P3"/>
      <text:p text:style-name="P5">Farmland</text:p>
      <text:list xml:id="list28246252" text:continue-list="list7547984609287027150" text:style-name="L11">
        <text:list-item>
          <text:p text:style-name="P17">Produces 2 food per turn.</text:p>
        </text:list-item>
        <text:list-item>
          <text:p text:style-name="P17">Consumes 1 service goods per turn.</text:p>
        </text:list-item>
        <text:list-item>
          <text:p text:style-name="P17">Requires 5 service goods to advance to a village.</text:p>
        </text:list-item>
      </text:list>
      <text:p text:style-name="P5"/>
      <text:p text:style-name="P5">Village</text:p>
      <text:list xml:id="list3181737842122941222" text:style-name="L17">
        <text:list-item>
          <text:p text:style-name="P23">Produces 1 industrial goods per turn.</text:p>
        </text:list-item>
        <text:list-item>
          <text:p text:style-name="P23">Consumes 1 food per turn.</text:p>
        </text:list-item>
        <text:list-item>
          <text:p text:style-name="P23">Requires 5 food to upgrade to a town.</text:p>
        </text:list-item>
      </text:list>
      <text:p text:style-name="P5"/>
      <text:p text:style-name="P5">Town</text:p>
      <text:list xml:id="list4357155604662829789" text:style-name="L18">
        <text:list-item>
          <text:p text:style-name="P24">Produces 1 industrial goods and 1 service goods per turn.</text:p>
        </text:list-item>
        <text:list-item>
          <text:p text:style-name="P24">Consumes 2 food per turn.</text:p>
        </text:list-item>
        <text:list-item>
          <text:p text:style-name="P24">Requires 10 food to upgrade to a city.</text:p>
        </text:list-item>
      </text:list>
      <text:p text:style-name="P5"/>
      <text:p text:style-name="P5">City</text:p>
      <text:list xml:id="list500884357188444512" text:style-name="L19">
        <text:list-item>
          <text:p text:style-name="P25">Produces 2 service goods per turn.</text:p>
        </text:list-item>
        <text:list-item>
          <text:p text:style-name="P25">Consumes 2 food and 1 industrial goods per turn.</text:p>
        </text:list-item>
      </text:list>
      <text:p text:style-name="P5"/>
      <text:p text:style-name="P5">Depots</text:p>
      <text:list xml:id="list3197368067529353342" text:style-name="L20">
        <text:list-item>
          <text:p text:style-name="P26">Can accept any number of resources.</text:p>
        </text:list-item>
        <text:list-item>
          <text:p text:style-name="P26">Can store up to 10 of each type of resource, calculated after distribution.</text:p>
        </text:list-item>
        <text:list-item>
          <text:p text:style-name="P26">Can up to five desired resources to each neighbor per turn.</text:p>
        </text:list-item>
      </text:list>
      <text:p text:style-name="P5"/>
      <text:p text:style-name="P5">Empty Land</text:p>
      <text:list xml:id="list1126741041865797359" text:style-name="L21">
        <text:list-item>
          <text:p text:style-name="P27">Can be developed into a Depot with 5 industrial goods.</text:p>
        </text:list-item>
        <text:list-item>
          <text:p text:style-name="P27">Can be developed into a Farmlands with 10 industrial goods.</text:p>
        </text:list-item>
      </text:list>
      <text:p text:style-name="P5"/>
      <text:p text:style-name="P2">If a society spends 3 turns without consuming any of its desired goods, it descends the complexity ladder.</text:p>
      <text:p text:style-name="P2"/>
      <text:p text:style-name="P2">Goods transfer between connected, neighboring nodes instantly.</text:p>
      <text:p text:style-name="P2"/>
      <text:p text:style-name="P2">Producers do not stockpile surplus.</text:p>
      <text:p text:style-name="P2"/>
      <text:p text:style-name="P2">Tubes are free and represented by white chips.</text:p>
      <text:p text:style-name="P2"/>
      <text:p text:style-name="P2">Production happens, then consumption.</text:p>
      <text:p text:style-name="P2"/>
      <text:p text:style-name="P4">Players decide where resources go when there are multiple options.</text:p>
      <text:p text:style-name="P4"/>
      <text:p text:style-name="P5">Observations</text:p>
      <text:list xml:id="list9041808006418282224" text:style-name="L22">
        <text:list-item>
          <text:p text:style-name="P28">Without expansion, model overproduces and stockpiles service goods, seems to rely very heavily on industrial goods, with both industrial goods and food being the limiting factors.</text:p>
        </text:list-item>
        <text:list-item>
          <text:p text:style-name="P28">It's not clear what purpose service goods ought to serve, and how they should tie back into the <text:soft-page-break/>economy.</text:p>
        </text:list-item>
        <text:list-item>
          <text:p text:style-name="P28">It's not clear what place cities hold in this version. Having a lot of towns seems preferable, because they produce 2 more industrial capacity than cities and only 1 less service (which is less valuable because it doesn't help you expand).</text:p>
        </text:list-item>
        <text:list-item>
          <text:p text:style-name="P28">There need to be very clear purposes that each of the three current resources serve, that don't overlap in any way with each-other.</text:p>
          <text:list>
            <text:list-item>
              <text:p text:style-name="P28">Maybe service goods are the sole tools for expansion, while industrial goods are the tools for building up existing structures? Does that mean that farms upgrade with industrial goods?</text:p>
            </text:list-item>
          </text:list>
        </text:list-item>
      </text:list>
      <text:p text:style-name="P4"/>
      <text:p text:style-name="P5">Questions</text:p>
      <text:list xml:id="list170523821006546285" text:style-name="L23">
        <text:list-item>
          <text:p text:style-name="P29">Should there be a consequence for farms not being supplied with their consumption requirements?</text:p>
          <text:list>
            <text:list-item>
              <text:p text:style-name="P29">One might consider having two levels of farms, normal farms and intensive farms, where intensive farms produce more food but have industrial maintenance, and if that maintenance isn't met they revert to normal farms, which have no maintenance but can still take industrial goods to advance.</text:p>
            </text:list-item>
          </text:list>
        </text:list-item>
      </text:list>
      <text:p text:style-name="P4"/>
      <text:p text:style-name="P4"/>
      <text:p text:style-name="P6">Version 5</text:p>
      <text:p text:style-name="P3"/>
      <text:p text:style-name="P5">Normal Farmland</text:p>
      <text:list xml:id="list6569637136169975888" text:style-name="L24">
        <text:list-item>
          <text:p text:style-name="P30">Produces 2 food per turn.</text:p>
        </text:list-item>
        <text:list-item>
          <text:p text:style-name="P30">Requires 5 industrial goods to advance to intensive farmland.</text:p>
        </text:list-item>
      </text:list>
      <text:p text:style-name="P5"/>
      <text:p text:style-name="P5">Intensive Farmland</text:p>
      <text:list xml:id="list2855931447154664714" text:style-name="L25">
        <text:list-item>
          <text:p text:style-name="P31">Produces 4 food per turn.</text:p>
        </text:list-item>
        <text:list-item>
          <text:p text:style-name="P31">Consumes 1 industrial goods per turn.</text:p>
        </text:list-item>
        <text:list-item>
          <text:p text:style-name="P31">Requires 10 industrial goods to advance to village.</text:p>
        </text:list-item>
      </text:list>
      <text:p text:style-name="P5"/>
      <text:p text:style-name="P5">Village</text:p>
      <text:list xml:id="list8024332112010723146" text:style-name="L26">
        <text:list-item>
          <text:p text:style-name="P32">Produces 2 industrial goods per turn.</text:p>
        </text:list-item>
        <text:list-item>
          <text:p text:style-name="P32">Consumes 2 food per turn.</text:p>
        </text:list-item>
        <text:list-item>
          <text:p text:style-name="P32">Requires 10 food to advance to town.</text:p>
        </text:list-item>
      </text:list>
      <text:p text:style-name="P5"/>
      <text:p text:style-name="P5">Town</text:p>
      <text:list xml:id="list249551683246895653" text:style-name="L27">
        <text:list-item>
          <text:p text:style-name="P33">Produces 3 industrial goods per turn.</text:p>
        </text:list-item>
        <text:list-item>
          <text:p text:style-name="P33">Consumes 3 food per turn.</text:p>
        </text:list-item>
        <text:list-item>
          <text:p text:style-name="P33">Requires 15 food to advance to city.</text:p>
        </text:list-item>
      </text:list>
      <text:p text:style-name="P5"/>
      <text:p text:style-name="P5">City</text:p>
      <text:list xml:id="list8175825345919372839" text:style-name="L28">
        <text:list-item>
          <text:p text:style-name="P34">Produces 2 service goods per turn.</text:p>
        </text:list-item>
        <text:list-item>
          <text:p text:style-name="P34">Consumes 4 food per turn.</text:p>
        </text:list-item>
      </text:list>
      <text:p text:style-name="P5"/>
      <text:p text:style-name="P5">Depot</text:p>
      <text:list xml:id="list2310142727219244697" text:style-name="L29">
        <text:list-item>
          <text:p text:style-name="P35">Can store up to 20 of each type of resource, calculated after distribution.</text:p>
        </text:list-item>
        <text:list-item>
          <text:p text:style-name="P35">Can send up to five resources to each neighbor each turn.</text:p>
        </text:list-item>
      </text:list>
      <text:p text:style-name="P5"/>
      <text:p text:style-name="P5">Empty Land</text:p>
      <text:list xml:id="list2840778171269365027" text:style-name="L30">
        <text:list-item>
          <text:p text:style-name="P36">Consumes 1 service goods per turn.</text:p>
        </text:list-item>
        <text:list-item>
          <text:p text:style-name="P36">Requires 5 service goods to advance to normal farmland.</text:p>
        </text:list-item>
      </text:list>
      <text:p text:style-name="P4"/>
      <text:p text:style-name="P2">If a society spends 3 turns without consuming any of its desired goods, it descends the complexity ladder.</text:p>
      <text:p text:style-name="P2"/>
      <text:p text:style-name="P2">Goods transfer between connected, neighboring nodes instantly.</text:p>
      <text:p text:style-name="P2"/>
      <text:p text:style-name="P2">Producers do not stockpile surplus.</text:p>
      <text:p text:style-name="P2"/>
      <text:p text:style-name="P2">Tubes are free and represented by white chips.</text:p>
      <text:p text:style-name="P2"/>
      <text:p text:style-name="P2">Production happens, then consumption.</text:p>
      <text:p text:style-name="P2"/>
      <text:p text:style-name="P4">Players decide where resources go when there are multiple options.</text:p>
      <text:p text:style-name="P4"/>
      <text:p text:style-name="P5"/>
      <text:p text:style-name="P5"><text:soft-page-break/>Observations</text:p>
      <text:list xml:id="list862219333293348871" text:style-name="L31">
        <text:list-item>
          <text:p text:style-name="P37">Different resources become the limiting resource over time.</text:p>
        </text:list-item>
        <text:list-item>
          <text:p text:style-name="P37">Without network expansion, resources will sometimes stockpile without clear uses for them.</text:p>
        </text:list-item>
        <text:list-item>
          <text:p text:style-name="P37">The town-to-city ascent causes major supply shocks for industrial goods. If you upgrade too many cities too quickly, you start experiencing a severe shortage of industrial goods, which means that farms de-intensify (from what I've been doing, that's what happens, at least).</text:p>
        </text:list-item>
        <text:list-item>
          <text:p text:style-name="P37">10 industrial goods to upgrade to a village seems very high, especially if you over-city.</text:p>
        </text:list-item>
        <text:list-item>
          <text:p text:style-name="P37">Making industrial products are prerequisite to advancing to village means that, if you lose all of your industrial production, there's no way to acquire more.</text:p>
        </text:list-item>
        <text:list-item>
          <text:p text:style-name="P37">Unless you're constantly expanding, there is little purpose for service goods, and they continue to stockpile.</text:p>
          <text:list>
            <text:list-item>
              <text:p text:style-name="P37">Perhaps service goods should also be used to improve transportation networks? I can imagine that only being able to ship 5 resources to another depot will become a problem once the network becomes even the remotest bit complex.</text:p>
            </text:list-item>
          </text:list>
        </text:list-item>
        <text:list-item>
          <text:p text:style-name="P37">The design (at least the way I've been testing it) seems to create microcosms centered around the depots, which seems like a desirable feature.</text:p>
        </text:list-item>
        <text:list-item>
          <text:p text:style-name="P37">When you have a surplus of food, and are trying to build into new villages, having to go farm-&gt;intensive farm-&gt;village just exacerbates food surpluses.</text:p>
          <text:list>
            <text:list-item>
              <text:p text:style-name="P37">Maybe sufficient service goods could be used to jump-start farm conversion into villages? maybe normal farmland has a 5 industrial goods and 10 services goods transition to village?</text:p>
            </text:list-item>
          </text:list>
        </text:list-item>
      </text:list>
      <text:p text:style-name="P4"/>
      <text:p text:style-name="P6">Version 6</text:p>
      <text:p text:style-name="P3"/>
      <text:p text:style-name="P5">Normal Farmland</text:p>
      <text:list xml:id="list28227955" text:continue-list="list6569637136169975888" text:style-name="L24">
        <text:list-item>
          <text:p text:style-name="P30">Produces 2 food per turn.</text:p>
        </text:list-item>
        <text:list-item>
          <text:p text:style-name="P30">Requires 5 industrial goods to advance to intensive farmland.</text:p>
        </text:list-item>
        <text:list-item>
          <text:p text:style-name="P30">Requires 5 industrial goods and 10 service goods to advance to intensive farmland.</text:p>
        </text:list-item>
      </text:list>
      <text:p text:style-name="P5"/>
      <text:p text:style-name="P5">Intensive Farmland</text:p>
      <text:list xml:id="list3925748640020912485" text:style-name="L32">
        <text:list-item>
          <text:p text:style-name="P38">Produces 4 food per turn.</text:p>
        </text:list-item>
        <text:list-item>
          <text:p text:style-name="P38">Consumes 1 industrial goods per turn.</text:p>
        </text:list-item>
        <text:list-item>
          <text:p text:style-name="P38">Requires 5 industrial goods to advance to village.</text:p>
        </text:list-item>
      </text:list>
      <text:p text:style-name="P5"/>
      <text:p text:style-name="P5">Village</text:p>
      <text:list xml:id="list6207337942975386984" text:style-name="L33">
        <text:list-item>
          <text:p text:style-name="P39">Produces 2 industrial goods per turn.</text:p>
        </text:list-item>
        <text:list-item>
          <text:p text:style-name="P39">Consumes 2 food per turn.</text:p>
        </text:list-item>
        <text:list-item>
          <text:p text:style-name="P39">Requires 10 food to advance to town.</text:p>
        </text:list-item>
      </text:list>
      <text:p text:style-name="P5"/>
      <text:p text:style-name="P5">Town</text:p>
      <text:list xml:id="list1481198195365201049" text:style-name="L34">
        <text:list-item>
          <text:p text:style-name="P40">Produces 3 industrial goods per turn.</text:p>
        </text:list-item>
        <text:list-item>
          <text:p text:style-name="P40">Consumes 3 food per turn.</text:p>
        </text:list-item>
        <text:list-item>
          <text:p text:style-name="P40">Requires 15 food to advance to city.</text:p>
        </text:list-item>
      </text:list>
      <text:p text:style-name="P5"/>
      <text:p text:style-name="P5">City</text:p>
      <text:list xml:id="list6283968747337961894" text:style-name="L35">
        <text:list-item>
          <text:p text:style-name="P41">Produces 2 service goods per turn.</text:p>
        </text:list-item>
        <text:list-item>
          <text:p text:style-name="P41">Consumes 4 food per turn.</text:p>
        </text:list-item>
      </text:list>
      <text:p text:style-name="P5"/>
      <text:p text:style-name="P5">Depot</text:p>
      <text:list xml:id="list629974907137805601" text:style-name="L36">
        <text:list-item>
          <text:p text:style-name="P42">Cost 5 industrial goods to build.</text:p>
        </text:list-item>
        <text:list-item>
          <text:p text:style-name="P42">Can store up to 20 of each type of resource, calculated after distribution.</text:p>
        </text:list-item>
      </text:list>
      <text:p text:style-name="P4"/>
      <text:p text:style-name="P5">Basic Tubes</text:p>
      <text:list xml:id="list6863084982739630423" text:style-name="L37">
        <text:list-item>
          <text:p text:style-name="P43">Cost 2 industrial goods to build.</text:p>
        </text:list-item>
        <text:list-item>
          <text:p text:style-name="P43">Can transfer up to 5 resources from end A to end B, and an additional 5 from end B to end A.</text:p>
        </text:list-item>
        <text:list-item>
          <text:p text:style-name="P43">Costs 5 service goods to advance to advanced tubes.</text:p>
        </text:list-item>
      </text:list>
      <text:p text:style-name="P4"/>
      <text:p text:style-name="P5">Advanced Tubes</text:p>
      <text:list xml:id="list2554290050749997687" text:style-name="L38">
        <text:list-item>
          <text:p text:style-name="P44">Can transfer up to 10 resources each way, instead of 5.</text:p>
        </text:list-item>
      </text:list>
      <text:p text:style-name="P5"/>
      <text:p text:style-name="P5">Empty Land</text:p>
      <text:list xml:id="list5766304184328018053" text:style-name="L39">
        <text:list-item>
          <text:p text:style-name="P45">Consumes 1 service goods per turn.</text:p>
        </text:list-item>
        <text:list-item>
          <text:p text:style-name="P45">Requires 5 service goods to advance to normal farmland.</text:p>
        </text:list-item>
      </text:list>
      <text:p text:style-name="P4"/>
      <text:p text:style-name="P2">If a society spends 3 turns without consuming any of its desired goods, it descends the complexity ladder.</text:p>
      <text:p text:style-name="P2"/>
      <text:p text:style-name="P2">Goods transfer between connected, neighboring nodes instantly.</text:p>
      <text:p text:style-name="P2"/>
      <text:p text:style-name="P2"><text:soft-page-break/>Producers do not stockpile surplus.</text:p>
      <text:p text:style-name="P2"/>
      <text:p text:style-name="P2">Production happens, then consumption.</text:p>
      <text:p text:style-name="P2"/>
      <text:p text:style-name="P4">Players decide where resources go when there are multiple options.</text:p>
      <text:p text:style-name="P4"/>
      <text:p text:style-name="P5">Observations</text:p>
      <text:p text:style-name="P5"/>
      <text:list xml:id="list4767956167878085044" text:style-name="L40">
        <text:list-item>
          <text:p text:style-name="P46">Having tubes cost something makes expansion seem much more satisfying and productive.</text:p>
        </text:list-item>
        <text:list-item>
          <text:p text:style-name="P46">The limited resource throughput of the basic tubes puts an interesting implicit limit on the speed at which villages and towns can be upgraded.</text:p>
        </text:list-item>
        <text:list-item>
          <text:p text:style-name="P46">Eventually led to a clusterfuck of industrial and service goods, while food was the primary limiting factor. The speed of expansion (at least in a model with limited options for the direction of said expansion) is severely limited by the speed at which resources move about the map.</text:p>
        </text:list-item>
        <text:list-item>
          <text:p text:style-name="P46">There seems to be a general overproduction of most resources, or an underconsumption.</text:p>
        </text:list-item>
        <text:list-item>
          <text:p text:style-name="P46">Secondary advancement never took place; had no effect, there was no desire for it.</text:p>
        </text:list-item>
      </text:list>
      <text:p text:style-name="P4"/>
      <text:p text:style-name="P4"/>
      <text:p text:style-name="P6">Version 7</text:p>
      <text:p text:style-name="P3"/>
      <text:p text:style-name="P5">Normal Farmland</text:p>
      <text:list xml:id="list28244209" text:continue-list="list28227955" text:style-name="L24">
        <text:list-item>
          <text:p text:style-name="P30">Produces 2 food per turn.</text:p>
        </text:list-item>
        <text:list-item>
          <text:p text:style-name="P30">Requires 5 industrial goods to advance to intensive farmland.</text:p>
        </text:list-item>
      </text:list>
      <text:p text:style-name="P5"/>
      <text:p text:style-name="P5">Intensive Farmland</text:p>
      <text:list xml:id="list4519768743780237157" text:style-name="L41">
        <text:list-item>
          <text:p text:style-name="P47">Produces 4 food per turn.</text:p>
        </text:list-item>
        <text:list-item>
          <text:p text:style-name="P47">Consumes 1 industrial goods per turn.</text:p>
        </text:list-item>
        <text:list-item>
          <text:p text:style-name="P47">Requires 5 industrial goods to advance to village.</text:p>
        </text:list-item>
      </text:list>
      <text:p text:style-name="P5"/>
      <text:p text:style-name="P5">Village</text:p>
      <text:list xml:id="list8264432087597454287" text:style-name="L42">
        <text:list-item>
          <text:p text:style-name="P48">Produces 1 industrial goods per turn.</text:p>
        </text:list-item>
        <text:list-item>
          <text:p text:style-name="P48">Consumes 2 food per turn.</text:p>
        </text:list-item>
        <text:list-item>
          <text:p text:style-name="P48">Requires 10 food to advance to town.</text:p>
        </text:list-item>
      </text:list>
      <text:p text:style-name="P5"/>
      <text:p text:style-name="P5">Town</text:p>
      <text:list xml:id="list3371565011696864754" text:style-name="L43">
        <text:list-item>
          <text:p text:style-name="P49">Produces 2 industrial goods per turn.</text:p>
        </text:list-item>
        <text:list-item>
          <text:p text:style-name="P49">Consumes 3 food per turn.</text:p>
        </text:list-item>
        <text:list-item>
          <text:p text:style-name="P49">Requires 15 food to advance to city.</text:p>
        </text:list-item>
      </text:list>
      <text:p text:style-name="P5"/>
      <text:p text:style-name="P5">City</text:p>
      <text:list xml:id="list9159590791836812457" text:style-name="L44">
        <text:list-item>
          <text:p text:style-name="P50">Produces 1 industrial goods and 1 service goods per turn.</text:p>
        </text:list-item>
        <text:list-item>
          <text:p text:style-name="P50">Consumes 4 food per turn.</text:p>
        </text:list-item>
      </text:list>
      <text:p text:style-name="P5"/>
      <text:p text:style-name="P5">Depot</text:p>
      <text:list xml:id="list5134506973202844864" text:style-name="L45">
        <text:list-item>
          <text:p text:style-name="P51">Cost 5 industrial goods to build.</text:p>
        </text:list-item>
        <text:list-item>
          <text:p text:style-name="P51">Can store up to 20 of each type of resource, calculated after distribution.</text:p>
        </text:list-item>
      </text:list>
      <text:p text:style-name="P4"/>
      <text:p text:style-name="P5">Basic Tubes</text:p>
      <text:list xml:id="list4664872502804621346" text:style-name="L46">
        <text:list-item>
          <text:p text:style-name="P52">Cost 2 industrial goods to build.</text:p>
        </text:list-item>
        <text:list-item>
          <text:p text:style-name="P52">Can transfer up to 5 resources from end A to end B, and an additional 5 from end B to end A.</text:p>
        </text:list-item>
        <text:list-item>
          <text:p text:style-name="P52">Costs 5 service goods to advance to advanced tubes.</text:p>
        </text:list-item>
      </text:list>
      <text:p text:style-name="P4"/>
      <text:p text:style-name="P5">Advanced Tubes</text:p>
      <text:list xml:id="list8630328224020149635" text:style-name="L47">
        <text:list-item>
          <text:p text:style-name="P53">Can transfer up to 10 resources each way, instead of 5.</text:p>
        </text:list-item>
      </text:list>
      <text:p text:style-name="P5"/>
      <text:p text:style-name="P5">Empty Land</text:p>
      <text:list xml:id="list4666169911353002351" text:style-name="L48">
        <text:list-item>
          <text:p text:style-name="P54">Consumes 1 service goods per turn.</text:p>
        </text:list-item>
        <text:list-item>
          <text:p text:style-name="P54">Requires 5 service goods to advance to normal farmland.</text:p>
        </text:list-item>
      </text:list>
      <text:p text:style-name="P4"/>
      <text:p text:style-name="P2">If a society spends 3 turns without consuming any of its desired goods, it descends the complexity ladder.</text:p>
      <text:p text:style-name="P2"/>
      <text:p text:style-name="P2">Goods transfer between connected, neighboring nodes instantly.</text:p>
      <text:p text:style-name="P2"/>
      <text:p text:style-name="P2">Producers do not stockpile surplus.</text:p>
      <text:p text:style-name="P2"><text:soft-page-break/></text:p>
      <text:p text:style-name="P2">Production happens, then consumption.</text:p>
      <text:p text:style-name="P2"/>
      <text:p text:style-name="P4">Players decide where resources go when there are multiple options.</text:p>
      <text:p text:style-name="P4"/>
      <text:p text:style-name="P4"/>
      <text:p text:style-name="P5">Observations</text:p>
      <text:list xml:id="list6332271778918270770" text:style-name="L49">
        <text:list-item>
          <text:p text:style-name="P55">Expansion on 2 village/3 farms/empty feels more like a puzzle than an expressive experience.</text:p>
          <text:list>
            <text:list-item>
              <text:p text:style-name="P55">It's also slow and fiddly; you need to, some turns, not satisfy a society's needs in order to get ahead.</text:p>
            </text:list-item>
          </text:list>
        </text:list-item>
        <text:list-item>
          <text:p text:style-name="P55">There continues to be a lack of meaningful uses for service goods most turns, at least on 2 village/3 farms/empty.</text:p>
        </text:list-item>
      </text:list>
      <text:p text:style-name="P4"/>
      <text:p text:style-name="P6">Version 8</text:p>
      <text:p text:style-name="P3"/>
      <text:p text:style-name="P5">Normal Farmland</text:p>
      <text:list xml:id="list28238675" text:continue-list="list28244209" text:style-name="L24">
        <text:list-item>
          <text:p text:style-name="P30">Produces 2 food per turn.</text:p>
        </text:list-item>
        <text:list-item>
          <text:p text:style-name="P30">Requires 5 industrial goods to advance to intensive farmland.</text:p>
        </text:list-item>
      </text:list>
      <text:p text:style-name="P5"/>
      <text:p text:style-name="P5">Intensive Farmland</text:p>
      <text:list xml:id="list1453358638101370925" text:style-name="L50">
        <text:list-item>
          <text:p text:style-name="P56">Produces 4 food per turn.</text:p>
        </text:list-item>
        <text:list-item>
          <text:p text:style-name="P56">Consumes 1 industrial goods per turn.</text:p>
        </text:list-item>
        <text:list-item>
          <text:p text:style-name="P56">Requires 5 industrial goods to advance to village.</text:p>
        </text:list-item>
      </text:list>
      <text:p text:style-name="P5"/>
      <text:p text:style-name="P5">Village</text:p>
      <text:list xml:id="list4679026215986664753" text:style-name="L51">
        <text:list-item>
          <text:p text:style-name="P57">Produces 1 industrial goods per turn.</text:p>
        </text:list-item>
        <text:list-item>
          <text:p text:style-name="P57">Consumes 2 food per turn.</text:p>
        </text:list-item>
        <text:list-item>
          <text:p text:style-name="P57">Requires 10 food to advance to town.</text:p>
        </text:list-item>
      </text:list>
      <text:p text:style-name="P5"/>
      <text:p text:style-name="P5">Town</text:p>
      <text:list xml:id="list8685221476004908227" text:style-name="L52">
        <text:list-item>
          <text:p text:style-name="P58">Produces 2 industrial goods per turn.</text:p>
        </text:list-item>
        <text:list-item>
          <text:p text:style-name="P58">Consumes 3 food per turn.</text:p>
        </text:list-item>
        <text:list-item>
          <text:p text:style-name="P58">Requires 15 food to advance to city.</text:p>
        </text:list-item>
      </text:list>
      <text:p text:style-name="P5"/>
      <text:p text:style-name="P5">City</text:p>
      <text:list xml:id="list1679400241199576025" text:style-name="L53">
        <text:list-item>
          <text:p text:style-name="P59">Produces 1 industrial goods and 1 service goods per turn.</text:p>
        </text:list-item>
        <text:list-item>
          <text:p text:style-name="P59">Consumes 4 food per turn.</text:p>
        </text:list-item>
      </text:list>
      <text:p text:style-name="P5"/>
      <text:p text:style-name="P5">Depot</text:p>
      <text:list xml:id="list210481214930338300" text:style-name="L54">
        <text:list-item>
          <text:p text:style-name="P60">Cost 5 industrial goods to build.</text:p>
        </text:list-item>
        <text:list-item>
          <text:p text:style-name="P60">Can store up to 20 of each type of resource, calculated after distribution.</text:p>
        </text:list-item>
      </text:list>
      <text:p text:style-name="P4"/>
      <text:p text:style-name="P5">Basic Tubes</text:p>
      <text:list xml:id="list7763889932412889905" text:style-name="L55">
        <text:list-item>
          <text:p text:style-name="P61">Cost 2 industrial goods to build.</text:p>
        </text:list-item>
        <text:list-item>
          <text:p text:style-name="P61">Can transfer up to 5 resources from end A to end B, and an additional 5 from end B to end A.</text:p>
        </text:list-item>
        <text:list-item>
          <text:p text:style-name="P61">Costs 5 service goods to advance to advanced tubes.</text:p>
        </text:list-item>
      </text:list>
      <text:p text:style-name="P4"/>
      <text:p text:style-name="P5">Advanced Tubes</text:p>
      <text:list xml:id="list7432761941862650871" text:style-name="L56">
        <text:list-item>
          <text:p text:style-name="P62">Can transfer up to 10 resources each way, instead of 5.</text:p>
        </text:list-item>
      </text:list>
      <text:p text:style-name="P5"/>
      <text:p text:style-name="P5">Empty Land</text:p>
      <text:list xml:id="list722317003675400621" text:style-name="L57">
        <text:list-item>
          <text:p text:style-name="P63">Consumes 1 service goods per turn.</text:p>
        </text:list-item>
        <text:list-item>
          <text:p text:style-name="P63">Requires 5 service goods to advance to normal farmland.</text:p>
        </text:list-item>
        <text:list-item>
          <text:p text:style-name="P63">Requires 5 service goods and 5 industrial goods to advance to intensive farmland.</text:p>
        </text:list-item>
      </text:list>
      <text:p text:style-name="P4"/>
      <text:p text:style-name="P2">If a society spends 3 turns without consuming any of its desired goods, it descends the complexity ladder.</text:p>
      <text:p text:style-name="P2"/>
      <text:p text:style-name="P2">Goods transfer between connected, neighboring nodes instantly.</text:p>
      <text:p text:style-name="P2"/>
      <text:p text:style-name="P2"><text:soft-page-break/>Producers do not stockpile surplus.</text:p>
      <text:p text:style-name="P2"/>
      <text:p text:style-name="P2">Production happens, then consumption.</text:p>
      <text:p text:style-name="P2"/>
      <text:p text:style-name="P4">Players decide where resources go when there are multiple options.</text:p>
      <text:p text:style-name="P4"/>
      <text:p text:style-name="P4">Service goods can be given to all non-city societies. On the next production cycle, societies will convert service goods given to them into the resource they produce. A society can, at most, double its normal production on a given turn with service goods.</text:p>
      <text:p text:style-name="P4"/>
      <text:p text:style-name="P5">Observations</text:p>
      <text:p text:style-name="P5"/>
      <text:list xml:id="list6307091723291588159" text:style-name="L58">
        <text:list-item>
          <text:p text:style-name="P64">I found a configuration where food started to become stockpiled. City/Town/3 intensive farmlands stockpiles food while trying to expand into empty sp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5T12:36:04.71</meta:creation-date>
    <dc:date>2017-02-17T08:05:54.59</dc:date>
    <meta:editing-duration>PT9H48M7S</meta:editing-duration>
    <meta:editing-cycles>21</meta:editing-cycles>
    <meta:generator>OpenOffice/4.1.1$Win32 OpenOffice.org_project/411m6$Build-9775</meta:generator>
    <meta:document-statistic meta:table-count="0" meta:image-count="0" meta:object-count="0" meta:page-count="14" meta:paragraph-count="289" meta:word-count="2726" meta:character-count="15490"/>
  </office:meta>
</office:document-meta>
</file>